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tilsTests.isJa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mmyURLStream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Tests.extractJarFil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UtilsTests.extractArchiv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